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844cm" table:align="left"/>
    </style:style>
    <style:style style:name="Table1.A" style:family="table-column">
      <style:table-column-properties style:column-width="4.84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0.298cm" table:align="left"/>
    </style:style>
    <style:style style:name="Table2.A" style:family="table-column">
      <style:table-column-properties style:column-width="0.298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background-color="#ffffff"/>
    </style:style>
    <style:style style:name="P3" style:family="paragraph" style:parent-style-name="Standard">
      <style:paragraph-properties fo:text-align="start" style:justify-single-word="false"/>
      <style:text-properties fo:color="#000000" loext:opacity="100%" officeooo:rsid="00196439" officeooo:paragraph-rsid="00196439" fo:background-color="#ffffff"/>
    </style:style>
    <style:style style:name="P4" style:family="paragraph" style:parent-style-name="Standard">
      <style:paragraph-properties fo:text-align="start" style:justify-single-word="false"/>
      <style:text-properties fo:color="#000000" loext:opacity="100%" officeooo:rsid="001e9a92" officeooo:paragraph-rsid="001e9a92" fo:background-color="#ffffff"/>
    </style:style>
    <style:style style:name="P5" style:family="paragraph" style:parent-style-name="Standard">
      <style:paragraph-properties fo:text-align="start" style:justify-single-word="false"/>
      <style:text-properties fo:color="#000000" loext:opacity="100%" officeooo:rsid="0026b72a" officeooo:paragraph-rsid="0026b72a" fo:background-color="#ffffff"/>
    </style:style>
    <style:style style:name="P6" style:family="paragraph" style:parent-style-name="Standard">
      <style:paragraph-properties fo:text-align="start" style:justify-single-word="false"/>
      <style:text-properties fo:color="#000000" loext:opacity="100%" officeooo:rsid="0027cf83" officeooo:paragraph-rsid="0027cf83" fo:background-color="#ffffff"/>
    </style:style>
    <style:style style:name="P7" style:family="paragraph" style:parent-style-name="Standard">
      <style:paragraph-properties fo:text-align="start" style:justify-single-word="false"/>
      <style:text-properties fo:color="#000000" loext:opacity="100%" officeooo:rsid="00297f68" officeooo:paragraph-rsid="00297f68" fo:background-color="#ffffff"/>
    </style:style>
    <style:style style:name="P8" style:family="paragraph" style:parent-style-name="Standard">
      <style:paragraph-properties fo:text-align="start" style:justify-single-word="false"/>
      <style:text-properties fo:color="#000000" loext:opacity="100%" officeooo:rsid="00299185" officeooo:paragraph-rsid="00299185" fo:background-color="#ffffff"/>
    </style:style>
    <style:style style:name="P9" style:family="paragraph" style:parent-style-name="Standard">
      <style:paragraph-properties fo:text-align="start" style:justify-single-word="false"/>
      <style:text-properties fo:color="#000000" loext:opacity="100%" officeooo:rsid="00299185" officeooo:paragraph-rsid="002d0895" fo:background-color="#ffffff"/>
    </style:style>
    <style:style style:name="P10" style:family="paragraph" style:parent-style-name="Standard">
      <style:paragraph-properties fo:text-align="start" style:justify-single-word="false"/>
      <style:text-properties fo:color="#000000" loext:opacity="100%" officeooo:rsid="002e86a6" officeooo:paragraph-rsid="002e86a6" fo:background-color="#ffffff"/>
    </style:style>
    <style:style style:name="P11" style:family="paragraph" style:parent-style-name="Standard">
      <style:paragraph-properties fo:text-align="start" style:justify-single-word="false"/>
      <style:text-properties fo:color="#000000" loext:opacity="100%" officeooo:rsid="00196439" officeooo:paragraph-rsid="00196439" fo:background-color="#1f1f1f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weight="bold" officeooo:rsid="002e86a6" officeooo:paragraph-rsid="002e86a6" fo:background-color="#fffff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weight="bold" officeooo:rsid="00299185" officeooo:paragraph-rsid="00299185" fo:background-color="#ffff00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d4d4d4" loext:opacity="100%" fo:background-color="#1f1f1f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200000" officeooo:paragraph-rsid="00200000" fo:background-color="#1f1f1f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18" style:family="paragraph" style:parent-style-name="Standard">
      <style:paragraph-properties fo:text-align="start" style:justify-single-word="false"/>
      <style:text-properties fo:color="#cccccc" loext:opacity="100%" officeooo:paragraph-rsid="00299185" fo:background-color="#1f1f1f"/>
    </style:style>
    <style:style style:name="P19" style:family="paragraph" style:parent-style-name="Table_20_Contents">
      <style:text-properties fo:font-size="2pt" style:font-size-asian="2pt" style:font-size-complex="2pt"/>
    </style:style>
    <style:style style:name="P20" style:family="paragraph" style:parent-style-name="Text_20_body">
      <style:paragraph-properties fo:text-align="start" style:justify-single-word="false"/>
      <style:text-properties officeooo:paragraph-rsid="002e86a6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6pt" officeooo:rsid="0015e57e" fo:background-color="#ffffff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6pt" officeooo:rsid="001a4c50" officeooo:paragraph-rsid="00196439" fo:background-color="#ffffff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6pt" officeooo:rsid="002e86a6" officeooo:paragraph-rsid="002e86a6" fo:background-color="#ffffff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6pt" fo:font-weight="bold" officeooo:rsid="00299185" officeooo:paragraph-rsid="00299185" fo:background-color="#ffff00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officeooo:rsid="002e86a6" officeooo:paragraph-rsid="002e86a6" fo:background-color="#ffffff"/>
    </style:style>
    <style:style style:name="P26" style:family="paragraph" style:parent-style-name="Standard">
      <style:paragraph-properties fo:text-align="start" style:justify-single-word="false"/>
      <style:text-properties fo:color="#3b160e" loext:opacity="100%" style:text-line-through-style="none" style:text-line-through-type="none" fo:font-size="16pt" officeooo:rsid="00217a22" officeooo:paragraph-rsid="00196439" fo:background-color="#ffff00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color="#c9211e" loext:opacity="100%" fo:font-weight="bold" officeooo:rsid="0031458f" officeooo:paragraph-rsid="0031458f" fo:background-color="#ffffff" style:font-weight-asian="bold" style:font-weight-complex="bold"/>
    </style:style>
    <style:style style:name="T1" style:family="text">
      <style:text-properties fo:color="#c9211e" loext:opacity="100%" fo:font-size="16pt" officeooo:rsid="0015e57e" fo:background-color="#ffff00" loext:char-shading-value="0" style:font-size-asian="16pt" style:font-size-complex="16pt"/>
    </style:style>
    <style:style style:name="T2" style:family="text">
      <style:text-properties fo:color="#c9211e" loext:opacity="100%" fo:font-size="16pt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5e57e" style:font-size-asian="16pt" style:font-size-complex="16pt"/>
    </style:style>
    <style:style style:name="T5" style:family="text">
      <style:text-properties fo:font-size="16pt" officeooo:rsid="001a15f3" style:font-size-asian="16pt" style:font-size-complex="16pt"/>
    </style:style>
    <style:style style:name="T6" style:family="text">
      <style:text-properties fo:font-size="16pt" officeooo:rsid="001a4c50" style:font-size-asian="16pt" style:font-size-complex="16pt"/>
    </style:style>
    <style:style style:name="T7" style:family="text">
      <style:text-properties fo:font-size="16pt" officeooo:rsid="001ae58b" style:font-size-asian="16pt" style:font-size-complex="16pt"/>
    </style:style>
    <style:style style:name="T8" style:family="text">
      <style:text-properties fo:font-size="16pt" officeooo:rsid="001e9a92" style:font-size-asian="16pt" style:font-size-complex="16pt"/>
    </style:style>
    <style:style style:name="T9" style:family="text">
      <style:text-properties fo:font-size="16pt" officeooo:rsid="001fafbb" style:font-size-asian="16pt" style:font-size-complex="16pt"/>
    </style:style>
    <style:style style:name="T10" style:family="text">
      <style:text-properties fo:font-size="16pt" officeooo:rsid="00217a22" style:font-size-asian="16pt" style:font-size-complex="16pt"/>
    </style:style>
    <style:style style:name="T11" style:family="text">
      <style:text-properties fo:font-size="16pt" officeooo:rsid="0022341b" style:font-size-asian="16pt" style:font-size-complex="16pt"/>
    </style:style>
    <style:style style:name="T12" style:family="text">
      <style:text-properties fo:font-size="16pt" officeooo:rsid="0024cd48" style:font-size-asian="16pt" style:font-size-complex="16pt"/>
    </style:style>
    <style:style style:name="T13" style:family="text">
      <style:text-properties fo:font-size="16pt" officeooo:rsid="00263b3a" style:font-size-asian="16pt" style:font-size-complex="16pt"/>
    </style:style>
    <style:style style:name="T14" style:family="text">
      <style:text-properties fo:font-size="16pt" officeooo:rsid="00297f68" style:font-size-asian="16pt" style:font-size-complex="16pt"/>
    </style:style>
    <style:style style:name="T15" style:family="text">
      <style:text-properties fo:font-size="16pt" officeooo:rsid="002b881e" style:font-size-asian="16pt" style:font-size-complex="16pt"/>
    </style:style>
    <style:style style:name="T16" style:family="text">
      <style:text-properties fo:font-size="16pt" officeooo:rsid="002c603c" style:font-size-asian="16pt" style:font-size-complex="16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1e9a92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1fafbb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262d3e" style:font-size-asian="16pt" style:font-weight-asian="bold" style:font-size-complex="16pt" style:font-weight-complex="bold"/>
    </style:style>
    <style:style style:name="T21" style:family="text">
      <style:text-properties fo:color="#cccccc" loext:opacity="100%"/>
    </style:style>
    <style:style style:name="T22" style:family="text">
      <style:text-properties fo:color="#cccccc" loext:opacity="100%" fo:font-size="16pt" officeooo:rsid="001a4c50" style:font-size-asian="16pt" style:font-size-complex="16pt"/>
    </style:style>
    <style:style style:name="T23" style:family="text">
      <style:text-properties fo:color="#808080" loext:opacity="100%"/>
    </style:style>
    <style:style style:name="T24" style:family="text">
      <style:text-properties fo:color="#808080" loext:opacity="100%" fo:font-size="16pt" officeooo:rsid="001a4c50" style:font-size-asian="16pt" style:font-size-complex="16pt"/>
    </style:style>
    <style:style style:name="T25" style:family="text">
      <style:text-properties fo:color="#569cd6" loext:opacity="100%"/>
    </style:style>
    <style:style style:name="T26" style:family="text">
      <style:text-properties fo:color="#569cd6" loext:opacity="100%" fo:font-size="16pt" style:font-size-asian="16pt" style:font-size-complex="16pt"/>
    </style:style>
    <style:style style:name="T27" style:family="text">
      <style:text-properties fo:color="#569cd6" loext:opacity="100%" fo:font-size="16pt" officeooo:rsid="001a4c50" style:font-size-asian="16pt" style:font-size-complex="16pt"/>
    </style:style>
    <style:style style:name="T28" style:family="text">
      <style:text-properties fo:color="#d4d4d4" loext:opacity="100%"/>
    </style:style>
    <style:style style:name="T29" style:family="text">
      <style:text-properties fo:color="#d4d4d4" loext:opacity="100%" fo:font-size="16pt" style:font-size-asian="16pt" style:font-size-complex="16pt"/>
    </style:style>
    <style:style style:name="T30" style:family="text">
      <style:text-properties fo:color="#d4d4d4" loext:opacity="100%" fo:font-size="16pt" officeooo:rsid="001a4c50" style:font-size-asian="16pt" style:font-size-complex="16pt"/>
    </style:style>
    <style:style style:name="T31" style:family="text">
      <style:text-properties fo:color="#9cdcfe" loext:opacity="100%"/>
    </style:style>
    <style:style style:name="T32" style:family="text">
      <style:text-properties fo:color="#9cdcfe" loext:opacity="100%" fo:font-size="16pt" style:font-size-asian="16pt" style:font-size-complex="16pt"/>
    </style:style>
    <style:style style:name="T33" style:family="text">
      <style:text-properties fo:color="#9cdcfe" loext:opacity="100%" fo:font-size="16pt" officeooo:rsid="001a4c50" style:font-size-asian="16pt" style:font-size-complex="16pt"/>
    </style:style>
    <style:style style:name="T34" style:family="text">
      <style:text-properties fo:color="#ce9178" loext:opacity="100%"/>
    </style:style>
    <style:style style:name="T35" style:family="text">
      <style:text-properties fo:color="#4fc1ff" loext:opacity="100%"/>
    </style:style>
    <style:style style:name="T36" style:family="text">
      <style:text-properties fo:color="#4fc1ff" loext:opacity="100%" fo:font-size="16pt" style:font-size-asian="16pt" style:font-size-complex="16pt"/>
    </style:style>
    <style:style style:name="T37" style:family="text">
      <style:text-properties fo:color="#4fc1ff" loext:opacity="100%" fo:font-size="16pt" officeooo:rsid="001a4c50" style:font-size-asian="16pt" style:font-size-complex="16pt"/>
    </style:style>
    <style:style style:name="T38" style:family="text">
      <style:text-properties fo:color="#dcdcaa" loext:opacity="100%"/>
    </style:style>
    <style:style style:name="T39" style:family="text">
      <style:text-properties fo:color="#dcdcaa" loext:opacity="100%" fo:font-size="16pt" style:font-size-asian="16pt" style:font-size-complex="16pt"/>
    </style:style>
    <style:style style:name="T40" style:family="text">
      <style:text-properties fo:color="#dcdcaa" loext:opacity="100%" fo:font-size="16pt" officeooo:rsid="001a4c50" style:font-size-asian="16pt" style:font-size-complex="16pt"/>
    </style:style>
    <style:style style:name="T41" style:family="text">
      <style:text-properties fo:color="#000000" loext:opacity="100%" fo:font-size="16pt" officeooo:rsid="002e86a6" fo:background-color="#ffffff" loext:char-shading-value="0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<text:span text:style-name="T1">React Notes-Namaste React</text:span></text:p>
      <text:p text:style-name="P1"><text:span text:style-name="T1"/></text:p>
      <text:p text:style-name="P21">-Emmit : auto generated code inside vs code ( html:5)</text:p>
      <text:p text:style-name="P2"><text:span text:style-name="T4"/></text:p>
      <text:p text:style-name="P3"><text:span text:style-name="T4">C</text:span><text:span text:style-name="T3">DN: Content delivery network: </text:span><text:span text:style-name="T5">where the react library has been hosted.</text:span></text:p>
      <text:p text:style-name="P3"><text:span text:style-name="T5">-</text:span><text:span text:style-name="T6">Using C</text:span><text:span text:style-name="T7">DN</text:span><text:span text:style-name="T6"> link we include react in our project.</text:span></text:p>
      <text:p text:style-name="P22">A React CDN (Content Delivery Network) refers to using a network of distributed servers to deliver the React library to users. Instead of downloading and hosting React files locally, developers can link to them directly from a CDN.  </text:p>
      <text:p text:style-name="P3"><text:span text:style-name="T6"/></text:p>
      <text:p text:style-name="P11"><text:span text:style-name="T22"> </text:span><text:span text:style-name="T24">&lt;</text:span><text:span text:style-name="T27">script</text:span></text:p>
      <text:p text:style-name="P14"><text:span text:style-name="T28">      </text:span><text:span text:style-name="T31">crossorigin</text:span></text:p>
      <text:p text:style-name="P14"><text:span text:style-name="T28">      </text:span><text:span text:style-name="T31">src</text:span><text:span text:style-name="T28">=</text:span><text:span text:style-name="T34">"https://unpkg.com/react@18/umd/react.development.js"</text:span></text:p>
      <text:p text:style-name="P14"><text:span text:style-name="T28">    </text:span><text:span text:style-name="T23">&gt;&lt;/</text:span><text:span text:style-name="T25">script</text:span><text:span text:style-name="T23">&gt;</text:span></text:p>
      <text:p text:style-name="P14"><text:span text:style-name="T21">    </text:span><text:span text:style-name="T23">&lt;</text:span><text:span text:style-name="T25">script</text:span></text:p>
      <text:p text:style-name="P14"><text:span text:style-name="T28">      </text:span><text:span text:style-name="T31">crossorigin</text:span></text:p>
      <text:p text:style-name="P14"><text:span text:style-name="T28">      </text:span><text:span text:style-name="T31">src</text:span><text:span text:style-name="T28">=</text:span><text:span text:style-name="T34">"https://unpkg.com/react-dom@18/umd/react-dom.development.js"</text:span></text:p>
      <text:p text:style-name="P14"><text:span text:style-name="T28">    </text:span><text:span text:style-name="T23">&gt;&lt;/</text:span><text:span text:style-name="T25">script</text:span><text:span text:style-name="T23">&gt;</text:span></text:p>
      <text:p text:style-name="P14"><text:span text:style-name="T23"/></text:p>
      <text:p text:style-name="P16">*Scripts are used to add react inside our project without any additional requirement.</text:p>
      <text:p text:style-name="P3"><text:span text:style-name="T6"/></text:p>
      <text:p text:style-name="P11"><text:span text:style-name="T27">const</text:span><text:span text:style-name="T30"> </text:span><text:span text:style-name="T37">heading</text:span><text:span text:style-name="T30"> = </text:span><text:span text:style-name="T33">React</text:span><text:span text:style-name="T30">.</text:span><text:span text:style-name="T40">createElement</text:span><text:span text:style-name="T30">(</text:span></text:p>
      <text:p text:style-name="P14"><text:span text:style-name="T28">        </text:span><text:span text:style-name="T34">"h1"</text:span><text:span text:style-name="T28">,</text:span></text:p>
      <text:p text:style-name="P15">        {},</text:p>
      <text:p text:style-name="P14"><text:span text:style-name="T28">        </text:span><text:span text:style-name="T34">"Hello ,world from React!!"</text:span></text:p>
      <text:p text:style-name="P15">      );</text:p>
      <text:p text:style-name="P14"><text:span text:style-name="T28">      </text:span><text:span text:style-name="T25">const</text:span><text:span text:style-name="T28"> </text:span><text:span text:style-name="T35">root</text:span><text:span text:style-name="T28"> = </text:span><text:span text:style-name="T31">ReactDOM</text:span><text:span text:style-name="T28">.</text:span><text:span text:style-name="T38">createRoot</text:span><text:span text:style-name="T28">(</text:span><text:span text:style-name="T31">document</text:span><text:span text:style-name="T28">.</text:span><text:span text:style-name="T38">getElementById</text:span><text:span text:style-name="T28">(</text:span><text:span text:style-name="T34">"root"</text:span><text:span text:style-name="T28">));</text:span></text:p>
      <text:p text:style-name="P14"><text:span text:style-name="T28">      </text:span><text:span text:style-name="T35">root</text:span><text:span text:style-name="T28">.</text:span><text:span text:style-name="T38">render</text:span><text:span text:style-name="T28">(</text:span><text:span text:style-name="T35">heading</text:span><text:span text:style-name="T28">);</text:span></text:p>
      <text:p text:style-name="P3"><text:span text:style-name="T6"/></text:p>
      <text:p text:style-name="P3"><text:span text:style-name="T9">1.</text:span><text:span text:style-name="T18">createElement</text:span><text:span text:style-name="T20">(it is an object)</text:span><text:span text:style-name="T8">: for creation of element </text:span><text:span text:style-name="T10">(“element”,{</text:span><text:span text:style-name="T11">used to give </text:span><text:span text:style-name="T12">multiple </text:span><text:span text:style-name="T11">id, class to element</text:span><text:span text:style-name="T10">}//object, “message “/”</text:span><text:span text:style-name="T14">children element</text:span><text:span text:style-name="T10">) </text:span></text:p>
      <text:p text:style-name="P3"><text:span text:style-name="T10"/></text:p>
      <text:p text:style-name="P26">React.createElement(type, props, ...children);</text:p>
      <text:p text:style-name="P5"><text:span text:style-name="T10">{</text:span><text:span text:style-name="T3">}: used to give the attributes to tag</text:span></text:p>
      <text:p text:style-name="P4"><text:span text:style-name="T9">2</text:span><text:span text:style-name="T19">.</text:span><text:span text:style-name="T17">creat</text:span><text:span text:style-name="T19">eR</text:span><text:span text:style-name="T17">oot </text:span><text:span text:style-name="T3">from ReactDOM: used to create root </text:span><text:span text:style-name="T14">(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Enables Concurrent Mode.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9"/>
          </table:table-cell>
        </table:table-row>
      </table:table>
      <text:p text:style-name="P7"><text:span text:style-name="T14"/></text:p>
      <text:p text:style-name="P4"><text:span text:style-name="T9">3.</text:span><text:span text:style-name="T17">render</text:span><text:span text:style-name="T3">: used to render the element in browser. </text:span><text:span text:style-name="T13">(convert the object into html tag )</text:span></text:p>
      <text:p text:style-name="P4"><text:span text:style-name="T3"/></text:p>
      <text:p text:style-name="P6"><text:span text:style-name="T3">*</text:span><text:span text:style-name="T17">props</text:span><text:span text:style-name="T3">: are children+ attributes</text:span></text:p>
      <text:p text:style-name="P8"><text:soft-page-break/><text:span text:style-name="T3">createElement is the reactElement(object)=&gt;Html(browser understanding)</text:span></text:p>
      <text:p text:style-name="P8"><text:span text:style-name="T3"/></text:p>
      <text:p text:style-name="P24">*Creating nested html tag in React:</text:p>
      <text:p text:style-name="P13"><text:span text:style-name="T3"/></text:p>
      <text:p text:style-name="P18"><text:span text:style-name="T26">const</text:span><text:span text:style-name="T3"> </text:span><text:span text:style-name="T36">element</text:span><text:span text:style-name="T3"> </text:span><text:span text:style-name="T29">=</text:span><text:span text:style-name="T3"> </text:span><text:span text:style-name="T32">React</text:span><text:span text:style-name="T3">.</text:span><text:span text:style-name="T39">createElement</text:span><text:span text:style-name="T3">(</text:span></text:p>
      <text:p text:style-name="P14"><text:span text:style-name="T21">  </text:span><text:span text:style-name="T34">"div"</text:span><text:span text:style-name="T21">,</text:span></text:p>
      <text:p text:style-name="P14"><text:span text:style-name="T21">  { </text:span><text:span text:style-name="T31">id:</text:span><text:span text:style-name="T21"> </text:span><text:span text:style-name="T34">"parent"</text:span><text:span text:style-name="T21"> },</text:span></text:p>
      <text:p text:style-name="P14"><text:span text:style-name="T21">  </text:span><text:span text:style-name="T31">React</text:span><text:span text:style-name="T21">.</text:span><text:span text:style-name="T38">createElement</text:span><text:span text:style-name="T21">(</text:span><text:span text:style-name="T34">"div"</text:span><text:span text:style-name="T21">, { </text:span><text:span text:style-name="T31">id:</text:span><text:span text:style-name="T21"> </text:span><text:span text:style-name="T34">"child"</text:span><text:span text:style-name="T21"> }, [</text:span></text:p>
      <text:p text:style-name="P14"><text:span text:style-name="T21">    </text:span><text:span text:style-name="T31">React</text:span><text:span text:style-name="T21">.</text:span><text:span text:style-name="T38">createElement</text:span><text:span text:style-name="T21">(</text:span><text:span text:style-name="T34">"h1"</text:span><text:span text:style-name="T21">, {}, </text:span><text:span text:style-name="T34">"This is heading from nested div tag"</text:span><text:span text:style-name="T21">),</text:span></text:p>
      <text:p text:style-name="P14"><text:span text:style-name="T21">    </text:span><text:span text:style-name="T31">React</text:span><text:span text:style-name="T21">.</text:span><text:span text:style-name="T38">createElement</text:span><text:span text:style-name="T21">(</text:span><text:span text:style-name="T34">"h2"</text:span><text:span text:style-name="T21">, {}, </text:span><text:span text:style-name="T34">"This is heading from h2 tag"</text:span><text:span text:style-name="T21">),</text:span></text:p>
      <text:p text:style-name="P17">  ])</text:p>
      <text:p text:style-name="P17">);</text:p>
      <text:p text:style-name="P8"><text:span text:style-name="T3"/></text:p>
      <text:p text:style-name="P9"><text:span text:style-name="T3">-</text:span><text:span text:style-name="T15">for creation of sibling we just pass children in array.</text:span></text:p>
      <text:p text:style-name="P9"><text:span text:style-name="T15">-</text:span><text:span text:style-name="T16">if their is any content inside div tag in which we perform rendering at that time the content inside that tag will replaced by rendered code.</text:span></text:p>
      <text:p text:style-name="P9"><text:span text:style-name="T16"/></text:p>
      <text:p text:style-name="P12"><text:span text:style-name="T16">*</text:span><text:span text:style-name="T3">Differance between libarary and framework:</text:span></text:p>
      <text:p text:style-name="P23">-Libraray can work on small portion of code independently.</text:p>
      <text:p text:style-name="P23">-frameworks come with loads</text:p>
      <text:p text:style-name="P10"><text:span text:style-name="T3"/></text:p>
      <text:p text:style-name="P20"><text:span text:style-name="Strong_20_Emphasis"><text:span text:style-name="T41">Library</text:span></text:span><text:span text:style-name="T41">: A collection of reusable code that helps developers perform specific tasks without altering the structure of their application. You call a library when you need it, and </text:span><text:span text:style-name="Strong_20_Emphasis"><text:span text:style-name="T41">you control the flow</text:span></text:span><text:span text:style-name="T41"> of how and when it is used. Example: React (for UI development).</text:span></text:p>
      <text:p text:style-name="P20"><text:span text:style-name="Strong_20_Emphasis"><text:span text:style-name="T3">Framework</text:span></text:span><text:span text:style-name="T3">: A more comprehensive tool that provides a structure for your application and enforces certain design patterns. It </text:span><text:span text:style-name="Strong_20_Emphasis"><text:span text:style-name="T3">controls the flow</text:span></text:span><text:span text:style-name="T3"> of execution, meaning your code operates within the framework's predefined rules. Example: Angular (for building web applications).</text:span></text:p>
      <text:p text:style-name="P27"><text:span text:style-name="T3">Imp:</text:span></text:p>
      <text:p text:style-name="P10"><text:a xlink:type="simple" xlink:href="https://github.com/namastedev/namaste-react" text:style-name="Internet_20_link" text:visited-style-name="Visited_20_Internet_20_Link"><text:span text:style-name="T2">https://github.com/namastedev/namaste-react</text:span></text:a></text:p>
      <text:p text:style-name="P10"><text:a xlink:type="simple" xlink:href="https://github.com/akshaymarch7/netflix-gpt" text:style-name="Internet_20_link" text:visited-style-name="Visited_20_Internet_20_Link"><text:span text:style-name="T2">https://github.com/akshaymarch7/netflix-gpt</text:span></text:a></text:p>
      <text:p text:style-name="P10"><text:a xlink:type="simple" xlink:href="https://github.com/akshaymarch7/namaste-youtube" text:style-name="Internet_20_link" text:visited-style-name="Visited_20_Internet_20_Link"><text:span text:style-name="T2">https://github.com/akshaymarch7/namaste-youtube</text:span></text:a></text:p>
      <text:p text:style-name="P10"><text:span text:style-name="T3"/></text:p>
      <text:p text:style-name="P10"><text:span text:style-name="T3">-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15:30:04.693000000</meta:creation-date>
    <dc:date>2025-05-07T19:33:21.297000000</dc:date>
    <meta:editing-duration>P1DT3H8M16S</meta:editing-duration>
    <meta:editing-cycles>27</meta:editing-cycles>
    <meta:generator>LibreOffice/7.6.4.1$Windows_X86_64 LibreOffice_project/e19e193f88cd6c0525a17fb7a176ed8e6a3e2aa1</meta:generator>
    <meta:document-statistic meta:table-count="2" meta:image-count="0" meta:object-count="0" meta:page-count="2" meta:paragraph-count="50" meta:word-count="354" meta:character-count="2746" meta:non-whitespace-character-count="2316"/>
  </office:meta>
</office:document-meta>
</file>